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4: Futura spice</text:p>
      <text:p text:style-name="Standard">RGB</text:p>
      <text:p text:style-name="Standard">R28 <text:s/>G43 <text:s/>B19</text:p>
      <text:p text:style-name="Standard">R62 G110 B46</text:p>
      <text:p text:style-name="Standard">R50 <text:s/>G97 <text:s/>B41</text:p>
      <text:p text:style-name="Standard">R245 <text:s/>G237 <text:s/>B193</text:p>
      <text:p text:style-name="Standard">R194 <text:s/>G37 <text:s/>B28</text:p>
      <text:p text:style-name="Standard">R190 <text:s/>G32 <text:s/>B22<text:bookmark text:name="_GoBack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5T18:28:00</meta:creation-date>
    <dc:date>2024-08-25T18:28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8" meta:word-count="23" meta:character-count="106" meta:non-whitespace-character-count="81"/>
    <meta:user-defined meta:name="AppVersion">15.0000</meta:user-defined>
    <meta:template xlink:type="simple" xlink:actuate="onRequest" xlink:title="Normal.dotm" xlink:href=""/>
  </office:meta>
</office:document-meta>
</file>